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11.56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14.35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13.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2.54cm" draw:transform="rotate (1.5707963267949) translate (2.27cm 19.415cm)">
          <text:p text:style-name="P1">Bus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2.54cm" draw:transform="rotate (1.5707963267949) translate (6.08cm 12.43cm)">
          <text:p text:style-name="P1">Instruction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2.54cm" draw:transform="rotate (1.5707963267949) translate (13.7cm 12.43cm)">
          <text:p text:style-name="P1">Instruction Assemb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2.54cm" draw:transform="rotate (1.5707963267949) translate (17.51cm 12.43cm)">
          <text:p text:style-name="P1">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62cm" svg:height="14.605cm" svg:x="21.32cm" svg:y="7.35cm">
          <text:p text:style-name="P1">Exec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2.54cm" draw:transform="rotate (1.5707963267949) translate (25.765cm 21.32cm)"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2.54cm" draw:transform="rotate (1.5707963267949) translate (21.955cm 21.32cm)">
          <text:p text:style-name="P1">Load-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35cm" svg:height="1.27cm" svg:x="21.955cm" svg:y="8.62cm">
          <text:p text:style-name="P1">Multip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54cm" svg:height="1.27cm" svg:x="21.955cm" svg:y="12.43cm">
          <text:p text:style-name="P1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2.54cm" draw:transform="rotate (1.5707963267949) translate (21.955cm 17.51cm)">
          <text:p text:style-name="P1">Branch- tar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2.54cm" draw:transform="rotate (1.5707963267949) translate (25.765cm 17.51cm)">
          <text:p text:style-name="P1">Bran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54cm" svg:height="1.27cm" svg:x="21.955cm" svg:y="10.525cm">
          <text:p text:style-name="P1">Shif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81cm" svg:height="1.27cm" svg:x="9.255cm" svg:y="9.255cm">
          <text:p text:style-name="P1">Inst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3.97cm" svg:height="2.54cm" svg:x="17.51cm" svg:y="3.54cm">
          <text:p text:style-name="P1">Register Fil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9T15:50:46.593696142</meta:creation-date>
    <dc:date>2023-06-09T16:07:46.163947839</dc:date>
    <meta:editing-duration>PT6M19S</meta:editing-duration>
    <meta:editing-cycles>1</meta:editing-cycles>
    <meta:document-statistic meta:object-count="14"/>
    <meta:generator>LibreOffice/7.3.7.2$Linux_X86_64 LibreOffice_project/30$Build-2</meta:generator>
  </office:meta>
</office:document-meta>
</file>